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****************************************************************************************</text:p>
      <text:p text:style-name="Standard">//* Name: Jonah Brooks <text:s text:c="8"/><text:tab/>Filename: BrooksJ_L4\Hydra.java<text:tab/><text:tab/><text:tab/><text:tab/><text:tab/> <text:s text:c="2"/><text:tab/>*</text:p>
      <text:p text:style-name="Standard">//*<text:tab/><text:tab/><text:tab/><text:tab/><text:tab/><text:tab/><text:tab/><text:tab/> ...\LList.java<text:tab/><text:tab/><text:tab/><text:tab/><text:tab/><text:tab/>*</text:p>
      <text:p text:style-name="Standard">//*<text:tab/><text:tab/><text:tab/><text:tab/><text:tab/><text:tab/><text:tab/><text:tab/> ...\ListInterface.java<text:tab/><text:tab/><text:tab/><text:tab/><text:tab/>*</text:p>
      <text:p text:style-name="Standard">//* CS260 <text:s/>Spring 2011 <text:s text:c="9"/>Lab #: 4<text:tab/><text:tab/><text:tab/><text:tab/><text:tab/><text:tab/><text:tab/><text:tab/><text:tab/><text:tab/>*</text:p>
      <text:p text:style-name="Standard">//* Date: <text:s/>Tuesday April 26th, 2011<text:tab/><text:tab/><text:tab/><text:tab/><text:tab/><text:tab/><text:tab/><text:tab/><text:tab/><text:tab/><text:tab/>*</text:p>
      <text:p text:style-name="Standard">//*<text:tab/><text:tab/><text:tab/><text:tab/><text:tab/><text:tab/><text:tab/><text:tab/><text:tab/><text:tab/><text:tab/><text:tab/><text:tab/><text:tab/><text:tab/>*</text:p>
      <text:p text:style-name="Standard">//*<text:tab/>Program Name: Hydra.java<text:tab/><text:tab/><text:tab/><text:tab/><text:tab/><text:tab/><text:tab/><text:tab/><text:tab/><text:tab/><text:tab/>*</text:p>
      <text:p text:style-name="Standard">//* Program Description:<text:tab/><text:tab/><text:tab/><text:tab/><text:tab/><text:tab/><text:tab/><text:tab/><text:tab/><text:tab/><text:tab/><text:tab/>*</text:p>
      <text:p text:style-name="Standard">//*<text:tab/><text:tab/>This program uses an LList of Strings to simulate a hydra. It accepts a String<text:tab/><text:tab/><text:tab/>*</text:p>
      <text:p text:style-name="Standard">//*<text:tab/><text:tab/>from the user and then systematically "kills" the hydra by removing a letter<text:tab/><text:tab/><text:tab/>*</text:p>
      <text:p text:style-name="Standard">//*<text:tab/><text:tab/>from the String and creating two copies of the new String.<text:tab/><text:tab/><text:tab/><text:tab/><text:tab/><text:tab/>*</text:p>
      <text:p text:style-name="Standard">//*<text:tab/><text:tab/><text:tab/><text:tab/><text:tab/><text:tab/><text:tab/><text:tab/><text:tab/><text:tab/><text:tab/><text:tab/><text:tab/><text:tab/><text:tab/>*</text:p>
      <text:p text:style-name="Standard">//*<text:tab/><text:tab/>LList.java was modified to store the address of the last element of the list<text:tab/><text:tab/><text:tab/><text:tab/>*</text:p>
      <text:p text:style-name="Standard">//*<text:tab/><text:tab/>in order to optimize adding elements to the end of the list.<text:tab/><text:tab/><text:tab/><text:tab/><text:tab/><text:tab/>*</text:p>
      <text:p text:style-name="Standard">//*<text:tab/><text:tab/><text:tab/><text:tab/><text:tab/><text:tab/><text:tab/><text:tab/><text:tab/><text:tab/><text:tab/><text:tab/><text:tab/><text:tab/><text:tab/>*</text:p>
      <text:p text:style-name="Standard">//*<text:tab/>Pseudocode:<text:tab/><text:tab/><text:tab/><text:tab/><text:tab/><text:tab/><text:tab/><text:tab/><text:tab/><text:tab/><text:tab/><text:tab/><text:tab/>*</text:p>
      <text:p text:style-name="Standard">//*<text:tab/><text:tab/>Create two LList&lt;String&gt; objects (one for each strategy) and a Scanner object<text:tab/><text:tab/><text:tab/>*</text:p>
      <text:p text:style-name="Standard">//*<text:tab/><text:tab/>Prompt the user for a String, accept it, then place it in both LLists<text:tab/><text:tab/><text:tab/><text:tab/><text:tab/>*</text:p>
      <text:p text:style-name="Standard">//*<text:tab/><text:tab/>Loop for Strategy 1 (processing the first LList):<text:tab/><text:tab/><text:tab/><text:tab/><text:tab/><text:tab/><text:tab/>*</text:p>
      <text:p text:style-name="Standard">//*<text:tab/><text:tab/><text:tab/>Remove the element at position 1 of the LList<text:tab/><text:tab/><text:tab/><text:tab/><text:tab/><text:tab/>*</text:p>
      <text:p text:style-name="Standard">//*<text:tab/><text:tab/><text:tab/>Get the substring of this element from 1 to length<text:tab/><text:tab/><text:tab/><text:tab/><text:tab/><text:tab/>*</text:p>
      <text:p text:style-name="Standard">//*<text:tab/><text:tab/><text:tab/>Add this new String to the begging of the LList two times<text:tab/><text:tab/><text:tab/><text:tab/><text:tab/>*</text:p>
      <text:p text:style-name="Standard">//*<text:tab/><text:tab/><text:tab/>Repeat, since the first String in the list will always be the smallest<text:tab/><text:tab/><text:tab/><text:tab/>*</text:p>
      <text:p text:style-name="Standard">//*<text:tab/><text:tab/>Loop for Strategy 2 (processing the second LList):<text:tab/><text:tab/><text:tab/><text:tab/><text:tab/><text:tab/><text:tab/>*</text:p>
      <text:p text:style-name="Standard">//*<text:tab/><text:tab/><text:tab/>Remove the element at position 1 of the LList<text:tab/><text:tab/><text:tab/><text:tab/><text:tab/><text:tab/>*</text:p>
      <text:p text:style-name="Standard">//*<text:tab/><text:tab/><text:tab/>Get the substring of this element from 1 to length<text:tab/><text:tab/><text:tab/><text:tab/><text:tab/><text:tab/>*</text:p>
      <text:p text:style-name="Standard">//*<text:tab/><text:tab/><text:tab/>Add this new String to the end of the LList two times<text:tab/><text:tab/><text:tab/><text:tab/><text:tab/>*</text:p>
      <text:p text:style-name="Standard">//*<text:tab/><text:tab/><text:tab/>Repeat, since the first Stringin the list will always be the largest<text:tab/><text:tab/><text:tab/><text:tab/>*</text:p>
      <text:p text:style-name="Standard">//****************************************************************************************</text:p>
      <text:p text:style-name="Standard">import java.util.Scanner;</text:p>
      <text:p text:style-name="Standard">public class Hydra</text:p>
      <text:p text:style-name="Standard">{</text:p>
      <text:p text:style-name="Standard"><text:tab/>public static void main(String[] args)</text:p>
      <text:p text:style-name="Standard"><text:tab/>{</text:p>
      <text:p text:style-name="Standard"><text:tab/><text:tab/>Scanner sysIn = new Scanner(System.in);</text:p>
      <text:p text:style-name="Standard"><text:tab/><text:tab/>String hydraString;</text:p>
      <text:p text:style-name="Standard"><text:tab/><text:tab/>LList&lt;String&gt; Hydra = new LList&lt;String&gt;();</text:p>
      <text:p text:style-name="Standard"><text:tab/><text:tab/>long startTime;</text:p>
      <text:p text:style-name="Standard"/>
      <text:p text:style-name="Standard"><text:tab/><text:tab/>System.out.print("Enter a String to slay like a Hydra: ");</text:p>
      <text:p text:style-name="Standard"><text:tab/><text:tab/>hydraString = sysIn.nextLine();</text:p>
      <text:p text:style-name="Standard"/>
      <text:p text:style-name="Standard"><text:tab/><text:tab/><text:tab/>// Only adding/removing from the first position of the LList gives us an O(2^n) operation</text:p>
      <text:p text:style-name="Standard"><text:tab/><text:tab/>Hydra.add(hydraString);</text:p>
      <text:p text:style-name="Standard"><text:tab/><text:tab/>startTime = System.currentTimeMillis();</text:p>
      <text:p text:style-name="Standard"><text:tab/><text:tab/>while(!Hydra.isEmpty())</text:p>
      <text:p text:style-name="Standard"><text:tab/><text:tab/>{</text:p>
      <text:p text:style-name="Standard"><text:tab/><text:tab/><text:tab/>String currentHead = Hydra.remove(1);</text:p>
      <text:p text:style-name="Standard"><text:tab/><text:tab/><text:tab/>if(currentHead.length() &gt; 1)</text:p>
      <text:p text:style-name="Standard"><text:soft-page-break/><text:tab/><text:tab/><text:tab/>{<text:tab/>String newHead = currentHead.substring(1,currentHead.length());</text:p>
      <text:p text:style-name="Standard"><text:tab/><text:tab/><text:tab/><text:tab/>Hydra.add(1,newHead);</text:p>
      <text:p text:style-name="Standard"><text:tab/><text:tab/><text:tab/><text:tab/>Hydra.add(1,newHead);</text:p>
      <text:p text:style-name="Standard"><text:tab/><text:tab/><text:tab/>}</text:p>
      <text:p text:style-name="Standard"><text:tab/><text:tab/><text:tab/>//Hydra.display();</text:p>
      <text:p text:style-name="Standard"><text:tab/><text:tab/>}</text:p>
      <text:p text:style-name="Standard"><text:tab/><text:tab/>System.out.println("Method 1 took: " + (System.currentTimeMillis() - startTime) +</text:p>
      <text:p text:style-name="Standard"><text:tab/><text:tab/><text:tab/><text:tab/><text:tab/><text:tab/><text:tab/>" milliseconds to complete\n");</text:p>
      <text:p text:style-name="Standard"/>
      <text:p text:style-name="Standard"><text:tab/><text:tab/>// Given the changes I made to LList that let us quickly access the last element</text:p>
      <text:p text:style-name="Standard"><text:tab/><text:tab/>// we now still have an O(2^n) operation</text:p>
      <text:p text:style-name="Standard"><text:tab/><text:tab/>Hydra.add(hydraString);</text:p>
      <text:p text:style-name="Standard"><text:tab/><text:tab/>startTime = System.currentTimeMillis();</text:p>
      <text:p text:style-name="Standard"><text:tab/><text:tab/>while(!Hydra.isEmpty())</text:p>
      <text:p text:style-name="Standard"><text:tab/><text:tab/>{</text:p>
      <text:p text:style-name="Standard"><text:tab/><text:tab/><text:tab/>String currentHead = Hydra.remove(1);</text:p>
      <text:p text:style-name="Standard"><text:tab/><text:tab/><text:tab/>if(currentHead.length() &gt; 1)</text:p>
      <text:p text:style-name="Standard"><text:tab/><text:tab/><text:tab/>{<text:tab/>String newHead = currentHead.substring(1,currentHead.length());</text:p>
      <text:p text:style-name="Standard"><text:tab/><text:tab/><text:tab/><text:tab/>Hydra.add(newHead);</text:p>
      <text:p text:style-name="Standard"><text:tab/><text:tab/><text:tab/><text:tab/>Hydra.add(newHead);</text:p>
      <text:p text:style-name="Standard"><text:tab/><text:tab/><text:tab/>}</text:p>
      <text:p text:style-name="Standard"><text:tab/><text:tab/><text:tab/>//Hydra.display();</text:p>
      <text:p text:style-name="Standard"><text:tab/><text:tab/>}</text:p>
      <text:p text:style-name="Standard"><text:tab/><text:tab/>System.out.println("Method 2 took: " + (System.currentTimeMillis() - startTime) +</text:p>
      <text:p text:style-name="Standard"><text:tab/><text:tab/><text:tab/><text:tab/><text:tab/><text:tab/><text:tab/>" milliseconds to complete")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811in" fo:margin-left="0.5102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h Brooks</meta:initial-creator>
    <meta:creation-date>2011-04-19T13:22:02.99</meta:creation-date>
    <dc:date>2011-04-26T19:49:01.37</dc:date>
    <dc:creator>Jonah Brooks</dc:creator>
    <meta:editing-duration>PT00H16M08S</meta:editing-duration>
    <meta:editing-cycles>4</meta:editing-cycles>
    <meta:generator>OpenOffice.org/3.1$Win32 OpenOffice.org_project/310m11$Build-9399</meta:generator>
    <meta:document-statistic meta:table-count="0" meta:image-count="0" meta:object-count="0" meta:page-count="2" meta:paragraph-count="74" meta:word-count="427" meta:character-count="3192"/>
  </office:meta>
</office:document-meta>
</file>